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5in" style:auto-text-indent="true"/>
      <style:text-properties fo:language="en" fo:country="US" officeooo:rsid="0004c1c2" officeooo:paragraph-rsid="0004c1c2"/>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5in" style:auto-text-indent="true"/>
      <style:text-properties fo:language="en" fo:country="US" officeooo:rsid="0004c1c2" officeooo:paragraph-rsid="0004c1c2"/>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5in" style:auto-text-indent="true"/>
      <style:text-properties fo:language="en" fo:country="US" fo:font-style="italic" officeooo:rsid="0004c1c2" officeooo:paragraph-rsid="0004c1c2"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s Command - Deuteronomy 6:6-7</text:p>
      <text:p text:style-name="P3">And these words that I command you today shall be on your heart. You shall teach them diligently to your children, and shall talk of them when you sit in your house, and when you walk by the way, and when you lie down, and when you rise.</text:p>
      <text:p text:style-name="P2">We live in a time where is it acceptable to talk about a great many things. It is acceptable to talk about things in public that should be kept in the bedroom. It is even acceptable to talk to elders as lowly. It is acceptable to curse in public as loudly as you want. It is acceptable for children to talk back to their parents, but one thing is not acceptable that is to speak openly about Jesus Christ.</text:p>
      <text:p text:style-name="P2">Yes, in this country as of now we can freely talk about Christ, but it is looked at with scorn. If you talk openly long enough about Jesus Christ you will undoubtedly be in a situation where you will have to defend your faith. In most of these cases the other person does not what to hear that truth, they just want their opinions heard. Most people like that we are to just shake the dust from our feet and move on, but we are to never stop speaking about Christ or spreading the Gospel.</text:p>
      <text:p text:style-name="P2">God gave Israel a command in Deuteronomy 6, He told the Israelites to always speak of God anywhere and everywhere they were. God is supposed to be the first thing we talk about when we rise and when we go to bed. He is supposed to be on our tongues in everyway in-between those times as well. This is our command as well as children of the Most High God. </text:p>
      <text:p text:style-name="P2">What are we to say then? We are to say Jesus came to this earth, He lived a sinless perfect life. We are to say that Jesus died for the sins of the World and all we have to do is accept Him as Lord. It is not a simple thing to ask, it is not to be taught flippantly, it is the only thing we have left in this world to share. God commanded the Israelites, and God commands us to always speak about Him and what He has done for us.</text:p>
      <text:p text:style-name="P2">This week let us go on and speak of Christ, speak of the wonder of Salvation and invite people to accept that which was freely given and come and dine with u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20:20:49.900635127</meta:creation-date>
    <dc:title>default</dc:title>
    <meta:editing-duration>PT31S</meta:editing-duration>
    <meta:editing-cycles>2</meta:editing-cycles>
    <meta:generator>LibreOffice/7.2.5.2$Linux_X86_64 LibreOffice_project/20$Build-2</meta:generator>
    <meta:initial-creator>Chris Lorenzo</meta:initial-creator>
    <dc:date>2022-03-05T20:32:22.099795515</dc:date>
    <dc:creator>Chris Lorenzo</dc:creator>
    <meta:document-statistic meta:table-count="0" meta:image-count="0" meta:object-count="0" meta:page-count="1" meta:paragraph-count="7" meta:word-count="422" meta:character-count="2106" meta:non-whitespace-character-count="1690"/>
    <meta:template xlink:type="simple" xlink:actuate="onRequest" xlink:title="default" xlink:href="../../../../../../home/pastorczo13/.config/libreoffice/4/user/template/default.ott" meta:date="2022-03-05T20:20:49.504551610"/>
  </office:meta>
</office:document-meta>
</file>